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6" style:family="paragraph" style:parent-style-name="Standard">
      <style:text-properties style:font-name="Courier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nderful Words of Life</text:p>
      <text:p text:style-name="P1"/>
      <text:p text:style-name="P3">Sing them over again to me,</text:p>
      <text:p text:style-name="P3"><text:s/>Wonderful words of Life;</text:p>
      <text:p text:style-name="P3">Let me more of their beauty see,</text:p>
      <text:p text:style-name="P3"><text:s/>Wonderful words of Life.</text:p>
      <text:p text:style-name="P3">Words of life and beauty,</text:p>
      <text:p text:style-name="P3"><text:s/>Teach me faith and duty.</text:p>
      <text:p text:style-name="P3"/>
      <text:p text:style-name="P3">Christ, the blessed one, gives to all,</text:p>
      <text:p text:style-name="P3"><text:s/>Wonderful words of Life;</text:p>
      <text:p text:style-name="P3">Sinner list to the loving call,</text:p>
      <text:p text:style-name="P3"><text:s/>Wonderful words of Life.</text:p>
      <text:p text:style-name="P3">All so freely given,</text:p>
      <text:p text:style-name="P3"><text:s/>Wooing us to heaven.</text:p>
      <text:p text:style-name="P3"/>
      <text:p text:style-name="P3">Sweetly echo the gospel call,</text:p>
      <text:p text:style-name="P3"><text:s/>Wonderful words of Life;</text:p>
      <text:p text:style-name="P3">Offer pardon and peace to all,</text:p>
      <text:p text:style-name="P3"><text:s/>Wonderful words of Life;</text:p>
      <text:p text:style-name="P3">Jesus, only Savior,</text:p>
      <text:p text:style-name="P3"><text:s/>Sanctify forever.</text:p>
      <text:p text:style-name="P3"/>
      <text:p text:style-name="P4">Refrain</text:p>
      <text:p text:style-name="P4">Beautiful words, wonderful words,</text:p>
      <text:p text:style-name="P4">Wonderful words of Life.</text:p>
      <text:p text:style-name="P4">Beautiful words, wonderful words,</text:p>
      <text:p text:style-name="P4">Wonderful words of Life.</text:p>
      <text:p text:style-name="P3"/>
      <text:p text:style-name="P3"/>
      <text:p text:style-name="P3">Composer: Philip P. Bliss</text:p>
      <text:p text:style-name="P3">Lyricist: Philip P. Bliss</text:p>
      <text:p text:style-name="P3">Meter: 8.6.8.6.6.6 with Refr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3-14T17:27:03</meta:creation-date>
    <meta:editing-duration>PT9M4S</meta:editing-duration>
    <meta:editing-cycles>2</meta:editing-cycles>
    <meta:generator>OpenOffice.org/3.3$Unix OpenOffice.org_project/330m20$Build-9567</meta:generator>
    <meta:initial-creator>Hank Warren</meta:initial-creator>
    <meta:document-statistic meta:table-count="0" meta:image-count="0" meta:object-count="0" meta:page-count="1" meta:paragraph-count="27" meta:word-count="117" meta:character-count="690"/>
    <dc:date>2015-03-14T17:36:06</dc:date>
    <dc:creator>Hank Warren</dc:creator>
    <meta:template xlink:type="simple" xlink:actuate="onRequest" xlink:title="TubaHymn" xlink:href="../../../../Library/Application%20Support/OpenOffice.org/3/user/template/TubaHymn.ott" meta:date="2015-03-14T17:27:03"/>
  </office:meta>
</office:document-meta>
</file>